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MS Mincho" svg:font-family="MS Mincho" style:font-family-generic="modern" style:font-pitch="fixed" svg:panose-1="2 2 6 9 4 2 5 8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6" style:parent-style-name="Título" style:family="paragraph">
      <style:paragraph-properties fo:text-align="center"/>
      <style:text-properties fo:font-weight="bold" style:font-weight-asian="bold" style:font-weight-complex="bold"/>
    </style:style>
    <style:style style:name="TableColumn28" style:family="table-column">
      <style:table-column-properties style:column-width="3.2in" style:use-optimal-column-width="false"/>
    </style:style>
    <style:style style:name="TableColumn29" style:family="table-column">
      <style:table-column-properties style:column-width="1.3069in" style:use-optimal-column-width="false"/>
    </style:style>
    <style:style style:name="Table27" style:family="table">
      <style:table-properties style:width="4.5069in" fo:margin-left="0.2465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style:snap-to-layout-grid="false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paragraph-properties style:snap-to-layout-grid="fal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style:snap-to-layout-grid="false"/>
    </style:style>
    <style:style style:name="TableRow44" style:family="table-row">
      <style:table-row-properties style:min-row-height="0.2083in" style:use-optimal-row-height="false"/>
    </style:style>
    <style:style style:name="TableCell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" style:parent-style-name="Standard" style:family="paragraph">
      <style:paragraph-properties style:snap-to-layout-grid="false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style:snap-to-layout-grid="false"/>
    </style:style>
    <style:style style:name="TableRow52" style:family="table-row">
      <style:table-row-properties style:min-row-height="0.2083in" style:use-optimal-row-height="false"/>
    </style:style>
    <style:style style:name="TableCell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style:snap-to-layout-grid="false"/>
    </style:style>
    <style:style style:name="P59" style:parent-style-name="Textbody" style:family="paragraph">
      <style:paragraph-properties fo:margin-left="0in">
        <style:tab-stops/>
      </style:paragraph-properties>
    </style:style>
    <style:style style:name="TableColumn61" style:family="table-column">
      <style:table-column-properties style:column-width="1.8958in" style:use-optimal-column-width="false"/>
    </style:style>
    <style:style style:name="TableColumn62" style:family="table-column">
      <style:table-column-properties style:column-width="0.9895in" style:use-optimal-column-width="false"/>
    </style:style>
    <style:style style:name="TableColumn63" style:family="table-column">
      <style:table-column-properties style:column-width="1.3006in" style:use-optimal-column-width="false"/>
    </style:style>
    <style:style style:name="TableColumn64" style:family="table-column">
      <style:table-column-properties style:column-width="2.3645in" style:use-optimal-column-width="false"/>
    </style:style>
    <style:style style:name="Table60" style:family="table">
      <style:table-properties style:width="6.5506in" fo:margin-left="-0.0125in" table:align="left"/>
    </style:style>
    <style:style style:name="TableRow65" style:family="table-row">
      <style:table-row-properties style:min-row-height="0.5055in" style:use-optimal-row-height="false"/>
    </style:style>
    <style:style style:name="TableCell66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widows="2" fo:orphans="2" fo:margin-top="0.0416in" fo:line-height="100%"/>
      <style:text-properties style:font-name="Arial" style:font-name-complex="Arial" fo:font-weight="bold" style:font-weight-asian="bold" style:font-weight-complex="bold" fo:font-size="9pt" style:font-size-asian="9pt" style:font-size-complex="9pt" style:language-asian="ja" style:country-asian="JP"/>
    </style:style>
    <style:style style:name="TableCell68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widows="2" fo:orphans="2" fo:margin-top="0.0416in" fo:line-height="100%"/>
      <style:text-properties style:font-name="Arial" style:font-name-complex="Arial" fo:font-weight="bold" style:font-weight-asian="bold" style:font-weight-complex="bold" fo:font-size="9pt" style:font-size-asian="9pt" style:font-size-complex="9pt" style:language-asian="ja" style:country-asian="JP"/>
    </style:style>
    <style:style style:name="TableCell70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widows="2" fo:orphans="2" fo:margin-top="0.0416in" fo:line-height="100%"/>
      <style:text-properties style:font-name="Arial" style:font-name-complex="Arial" fo:font-weight="bold" style:font-weight-asian="bold" style:font-weight-complex="bold" fo:font-size="9pt" style:font-size-asian="9pt" style:font-size-complex="9pt" style:language-asian="ja" style:country-asian="JP"/>
    </style:style>
    <style:style style:name="TableCell7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widows="2" fo:orphans="2" fo:margin-top="0.0416in" fo:line-height="100%"/>
      <style:text-properties style:font-name="Arial" style:font-name-complex="Arial" fo:font-weight="bold" style:font-weight-asian="bold" style:font-weight-complex="bold" fo:font-size="9pt" style:font-size-asian="9pt" style:font-size-complex="9pt" style:language-asian="ja" style:country-asian="JP"/>
    </style:style>
    <style:style style:name="TableRow74" style:family="table-row">
      <style:table-row-properties style:min-row-height="0.177in" style:use-optimal-row-height="false"/>
    </style:style>
    <style:style style:name="TableCell75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76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style:language-asian="ja" style:country-asian="JP"/>
    </style:style>
    <style:style style:name="TableCell77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78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79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80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8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2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Row83" style:family="table-row">
      <style:table-row-properties style:min-row-height="0.177in" style:use-optimal-row-height="false"/>
    </style:style>
    <style:style style:name="TableCell84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85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style:language-asian="ja" style:country-asian="JP"/>
    </style:style>
    <style:style style:name="TableCell86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87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88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89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9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91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Row92" style:family="table-row">
      <style:table-row-properties style:min-row-height="0.177in" style:use-optimal-row-height="false"/>
    </style:style>
    <style:style style:name="TableCell93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94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style:language-asian="ja" style:country-asian="JP"/>
    </style:style>
    <style:style style:name="TableCell95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96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97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98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Cell9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00" style:parent-style-name="Standard" style:family="paragraph">
      <style:paragraph-properties fo:widows="2" fo:orphans="2" style:snap-to-layout-grid="false" fo:line-height="100%"/>
      <style:text-properties style:font-name="Arial" style:font-name-complex="Arial" style:language-asian="ja" style:country-asian="JP"/>
    </style:style>
    <style:style style:name="TableRow101" style:family="table-row">
      <style:table-row-properties style:min-row-height="0.177in" style:use-optimal-row-height="false"/>
    </style:style>
    <style:style style:name="TableCell102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103" style:parent-style-name="Standard" style:family="paragraph">
      <style:paragraph-properties fo:line-height="100%"/>
      <style:text-properties style:font-name="Arial" style:font-name-asian="MS Mincho" style:font-name-complex="Arial" style:language-asian="ja" style:country-asian="JP"/>
    </style:style>
    <style:style style:name="TableCell104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105" style:parent-style-name="Standard" style:family="paragraph">
      <style:paragraph-properties fo:line-height="100%"/>
      <style:text-properties style:font-name="Arial" style:font-name-complex="Arial" style:language-asian="ja" style:country-asian="JP"/>
    </style:style>
    <style:style style:name="TableCell106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107" style:parent-style-name="Standard" style:family="paragraph">
      <style:paragraph-properties fo:line-height="100%"/>
      <style:text-properties style:font-name="Arial" style:font-name-complex="Arial" style:language-asian="ja" style:country-asian="JP"/>
    </style:style>
    <style:style style:name="TableCell10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09" style:parent-style-name="Standard" style:family="paragraph">
      <style:paragraph-properties fo:line-height="100%"/>
      <style:text-properties style:font-name="Arial" style:font-name-complex="Arial" style:language-asian="ja" style:country-asian="JP"/>
    </style:style>
    <style:style style:name="TableRow110" style:family="table-row">
      <style:table-row-properties style:min-row-height="0.177in" style:use-optimal-row-height="false"/>
    </style:style>
    <style:style style:name="TableCell111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112" style:parent-style-name="Standard" style:family="paragraph">
      <style:paragraph-properties fo:line-height="100%"/>
      <style:text-properties style:font-name="Arial" style:font-name-asian="MS Mincho" style:font-name-complex="Arial" style:language-asian="ja" style:country-asian="JP"/>
    </style:style>
    <style:style style:name="TableCell113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114" style:parent-style-name="Standard" style:family="paragraph">
      <style:paragraph-properties fo:line-height="100%"/>
      <style:text-properties style:font-name="Arial" style:font-name-complex="Arial" style:language-asian="ja" style:country-asian="JP"/>
    </style:style>
    <style:style style:name="TableCell115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116" style:parent-style-name="Standard" style:family="paragraph">
      <style:paragraph-properties fo:line-height="100%"/>
      <style:text-properties style:font-name="Arial" style:font-name-complex="Arial" style:language-asian="ja" style:country-asian="JP"/>
    </style:style>
    <style:style style:name="TableCell11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18" style:parent-style-name="Standard" style:family="paragraph">
      <style:paragraph-properties fo:line-height="100%"/>
      <style:text-properties style:font-name="Arial" style:font-name-complex="Arial" style:language-asian="ja" style:country-asian="JP"/>
    </style:style>
    <style:style style:name="TableRow119" style:family="table-row">
      <style:table-row-properties style:min-row-height="0.177in" style:use-optimal-row-height="false"/>
    </style:style>
    <style:style style:name="TableCell120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121" style:parent-style-name="Standard" style:family="paragraph">
      <style:paragraph-properties fo:line-height="100%"/>
      <style:text-properties style:font-name="Arial" style:font-name-asian="MS Mincho" style:font-name-complex="Arial" style:language-asian="ja" style:country-asian="JP"/>
    </style:style>
    <style:style style:name="TableCell122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123" style:parent-style-name="Standard" style:family="paragraph">
      <style:paragraph-properties fo:line-height="100%"/>
      <style:text-properties style:font-name="Arial" style:font-name-complex="Arial" style:language-asian="ja" style:country-asian="JP"/>
    </style:style>
    <style:style style:name="TableCell124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125" style:parent-style-name="Standard" style:family="paragraph">
      <style:paragraph-properties fo:line-height="100%"/>
      <style:text-properties style:font-name="Arial" style:font-name-complex="Arial" style:language-asian="ja" style:country-asian="JP"/>
    </style:style>
    <style:style style:name="TableCell12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27" style:parent-style-name="Standard" style:family="paragraph">
      <style:paragraph-properties fo:line-height="100%"/>
      <style:text-properties style:font-name="Arial" style:font-name-complex="Arial" style:language-asian="ja" style:country-asian="JP"/>
    </style:style>
    <style:style style:name="P128" style:parent-style-name="Título1" style:master-page-name="MP1" style:family="paragraph">
      <style:paragraph-properties fo:break-before="page"/>
    </style:style>
    <style:style style:name="TableColumn130" style:family="table-column">
      <style:table-column-properties style:column-width="2.2166in" style:use-optimal-column-width="false"/>
    </style:style>
    <style:style style:name="TableColumn131" style:family="table-column">
      <style:table-column-properties style:column-width="1.0083in" style:use-optimal-column-width="false"/>
    </style:style>
    <style:style style:name="TableColumn132" style:family="table-column">
      <style:table-column-properties style:column-width="3.4319in" style:use-optimal-column-width="false"/>
    </style:style>
    <style:style style:name="Table129" style:family="table">
      <style:table-properties style:width="6.6569in" fo:margin-left="-0.0784in" table:align="lef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0.0069in solid #000000" fo:border-left="0.0069in solid #000000" fo:border-bottom="0.0069in solid #000000" fo:border-right="none" fo:background-color="#C0C0C0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widows="2" fo:orphans="2" fo:margin-top="0.0416in" fo:line-height="100%"/>
      <style:text-properties style:font-name="Arial" style:font-name-complex="Arial" fo:font-weight="bold" style:font-weight-asian="bold" style:font-weight-complex="bold" fo:font-size="9pt" style:font-size-asian="9pt" style:font-size-complex="9pt" style:language-asian="ja" style:country-asian="JP"/>
    </style:style>
    <style:style style:name="TableCell136" style:family="table-cell">
      <style:table-cell-properties fo:border-top="0.0069in solid #000000" fo:border-left="0.0069in solid #000000" fo:border-bottom="0.0069in solid #000000" fo:border-right="none" fo:background-color="#C0C0C0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widows="2" fo:orphans="2" fo:margin-top="0.0416in" fo:line-height="100%"/>
      <style:text-properties style:font-name="Arial" style:font-name-complex="Arial" fo:font-weight="bold" style:font-weight-asian="bold" style:font-weight-complex="bold" fo:font-size="9pt" style:font-size-asian="9pt" style:font-size-complex="9pt" style:language-asian="ja" style:country-asian="JP"/>
    </style:style>
    <style:style style:name="TableCell138" style:family="table-cell">
      <style:table-cell-properties fo:border="0.0069in solid #000000" fo:background-color="#C0C0C0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widows="2" fo:orphans="2" fo:margin-top="0.0416in" fo:line-height="100%"/>
      <style:text-properties style:font-name="Arial" style:font-name-complex="Arial" fo:font-weight="bold" style:font-weight-asian="bold" style:font-weight-complex="bold" fo:font-size="9pt" style:font-size-asian="9pt" style:font-size-complex="9pt" style:language-asian="ja" style:country-asian="JP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2" style:parent-style-name="Textbody" style:family="paragraph">
      <style:paragraph-properties style:snap-to-layout-grid="false" fo:margin-left="0in">
        <style:tab-stops/>
      </style:paragraph-properties>
    </style:style>
    <style:style style:name="TableCell1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4" style:parent-style-name="Textbody" style:family="paragraph">
      <style:paragraph-properties style:snap-to-layout-grid="false" fo:margin-left="0in">
        <style:tab-stops/>
      </style:paragraph-properties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Textbody" style:family="paragraph">
      <style:paragraph-properties style:snap-to-layout-grid="false" fo:margin-left="0in">
        <style:tab-stops/>
      </style:paragraph-properties>
    </style:style>
  </office:automatic-styles>
  <office:body>
    <office:text text:use-soft-page-breaks="true">
      <text:p text:style-name="P1">Laronline</text:p>
      <text:p text:style-name="P26">Plano de Iteração</text:p>
      <text:p text:style-name="Textbody"/>
      <text:h text:style-name="Título1" text:outline-level="1">1. <text:s/>Principais Marcos</text:h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Marcos</text:p>
          </table:table-cell>
          <table:table-cell table:style-name="TableCell33">
            <text:p text:style-name="P34">Data</text:p>
          </table:table-cell>
        </table:table-row>
        <table:table-row table:style-name="TableRow35">
          <table:table-cell table:style-name="TableCell36">
            <text:p text:style-name="Standard">Começo da Iteração</text:p>
          </table:table-cell>
          <table:table-cell table:style-name="TableCell37">
            <text:p text:style-name="P38">30//05/2023</text:p>
          </table:table-cell>
        </table:table-row>
        <table:table-row table:style-name="TableRow39">
          <table:table-cell table:style-name="TableCell40">
            <text:p text:style-name="P41">Desenvolvimento da DEMO<text:s/>Laronline</text:p>
          </table:table-cell>
          <table:table-cell table:style-name="TableCell42">
            <text:p text:style-name="P43">30//05/2023</text:p>
          </table:table-cell>
        </table:table-row>
        <table:table-row table:style-name="TableRow44">
          <table:table-cell table:style-name="TableCell45">
            <text:p text:style-name="Standard">Termino da DEMO<text:s/>desenvolvimento</text:p>
          </table:table-cell>
          <table:table-cell table:style-name="TableCell46">
            <text:p text:style-name="Standard">20/06/2023</text:p>
          </table:table-cell>
        </table:table-row>
        <table:table-row table:style-name="TableRow47">
          <table:table-cell table:style-name="TableCell48">
            <text:p text:style-name="P49">Revisão<text:s/>e testes</text:p>
          </table:table-cell>
          <table:table-cell table:style-name="TableCell50">
            <text:p text:style-name="P51">21//06/2023</text:p>
          </table:table-cell>
        </table:table-row>
        <table:table-row table:style-name="TableRow52">
          <table:table-cell table:style-name="TableCell53">
            <text:p text:style-name="Standard">Avaliação</text:p>
          </table:table-cell>
          <table:table-cell table:style-name="TableCell54">
            <text:p text:style-name="Standard">23/06/2023</text:p>
          </table:table-cell>
        </table:table-row>
        <table:table-row table:style-name="TableRow55">
          <table:table-cell table:style-name="TableCell56">
            <text:p text:style-name="Standard">Termino da Iteração</text:p>
          </table:table-cell>
          <table:table-cell table:style-name="TableCell57">
            <text:p text:style-name="P58">23//06/2023</text:p>
          </table:table-cell>
        </table:table-row>
      </table:table>
      <text:p text:style-name="P59"/>
      <text:h text:style-name="Título1" text:outline-level="1">2. <text:s/>Objetivos de Alto Nível</text:h>
      <text:p text:style-name="Standard"/>
      <text:p text:style-name="Standard">1 -<text:s/>Começar o desenvolvimento da DEMO<text:s/>Laronline</text:p>
      <text:p text:style-name="Standard">2 – Realizar revisar e realizar testes</text:p>
      <text:p text:style-name="Standard">‘<text:tab/>3 –<text:s/>Mostrar DEMO para os stakeholders</text:p>
      <text:p text:style-name="Standard"/>
      <text:h text:style-name="Título1" text:outline-level="1">3. <text:s/>Atribuições de itens de trabalho</text:h>
      <table:table table:style-name="Table60">
        <table:table-columns>
          <table:table-column table:style-name="TableColumn61"/>
          <table:table-column table:style-name="TableColumn62"/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p text:style-name="P67">Nome ou palavras chaves da descrição</text:p>
          </table:table-cell>
          <table:table-cell table:style-name="TableCell68">
            <text:p text:style-name="P69">Prioridade </text:p>
          </table:table-cell>
          <table:table-cell table:style-name="TableCell70">
            <text:p text:style-name="P71">Estado</text:p>
          </table:table-cell>
          <table:table-cell table:style-name="TableCell72">
            <text:p text:style-name="P73">Horas trabalhadas</text:p>
          </table:table-cell>
        </table:table-row>
        <table:table-row table:style-name="TableRow74">
          <table:table-cell table:style-name="TableCell75">
            <text:p text:style-name="P76">Realizar o design</text:p>
          </table:table-cell>
          <table:table-cell table:style-name="TableCell77">
            <text:p text:style-name="P78">1</text:p>
          </table:table-cell>
          <table:table-cell table:style-name="TableCell79">
            <text:p text:style-name="P80">Finalizado</text:p>
          </table:table-cell>
          <table:table-cell table:style-name="TableCell81">
            <text:p text:style-name="P82">12</text:p>
          </table:table-cell>
        </table:table-row>
        <table:table-row table:style-name="TableRow83">
          <table:table-cell table:style-name="TableCell84">
            <text:p text:style-name="P85">Implementar front-end</text:p>
          </table:table-cell>
          <table:table-cell table:style-name="TableCell86">
            <text:p text:style-name="P87">1</text:p>
          </table:table-cell>
          <table:table-cell table:style-name="TableCell88">
            <text:p text:style-name="P89">Finalizado</text:p>
          </table:table-cell>
          <table:table-cell table:style-name="TableCell90">
            <text:p text:style-name="P91">48</text:p>
          </table:table-cell>
        </table:table-row>
        <table:table-row table:style-name="TableRow92">
          <table:table-cell table:style-name="TableCell93">
            <text:p text:style-name="P94">Implementar back-end</text:p>
          </table:table-cell>
          <table:table-cell table:style-name="TableCell95">
            <text:p text:style-name="P96">2</text:p>
          </table:table-cell>
          <table:table-cell table:style-name="TableCell97">
            <text:p text:style-name="P98">Finalizado</text:p>
          </table:table-cell>
          <table:table-cell table:style-name="TableCell99">
            <text:p text:style-name="P100">72</text:p>
          </table:table-cell>
        </table:table-row>
        <table:table-row table:style-name="TableRow101">
          <table:table-cell table:style-name="TableCell102">
            <text:p text:style-name="P103">Realizar testes</text:p>
          </table:table-cell>
          <table:table-cell table:style-name="TableCell104">
            <text:p text:style-name="P105">2</text:p>
          </table:table-cell>
          <table:table-cell table:style-name="TableCell106">
            <text:p text:style-name="P107">Finalizado</text:p>
          </table:table-cell>
          <table:table-cell table:style-name="TableCell108">
            <text:p text:style-name="P109">24</text:p>
          </table:table-cell>
        </table:table-row>
        <table:table-row table:style-name="TableRow110">
          <table:table-cell table:style-name="TableCell111">
            <text:p text:style-name="P112">Atualizar a documentação</text:p>
          </table:table-cell>
          <table:table-cell table:style-name="TableCell113">
            <text:p text:style-name="P114">1</text:p>
          </table:table-cell>
          <table:table-cell table:style-name="TableCell115">
            <text:p text:style-name="P116">Finalizado</text:p>
          </table:table-cell>
          <table:table-cell table:style-name="TableCell117">
            <text:p text:style-name="P118">48</text:p>
          </table:table-cell>
        </table:table-row>
        <table:table-row table:style-name="TableRow119">
          <table:table-cell table:style-name="TableCell120">
            <text:p text:style-name="P121">Mostrar DEMO</text:p>
          </table:table-cell>
          <table:table-cell table:style-name="TableCell122">
            <text:p text:style-name="P123">2</text:p>
          </table:table-cell>
          <table:table-cell table:style-name="TableCell124">
            <text:p text:style-name="P125">Finalizado</text:p>
          </table:table-cell>
          <table:table-cell table:style-name="TableCell126">
            <text:p text:style-name="P127">18</text:p>
          </table:table-cell>
        </table:table-row>
      </table:table>
      <text:soft-page-break/>
      <text:h text:style-name="P128" text:outline-level="1">4. <text:s/>Problemas</text:h>
      <text:p text:style-name="Standard"/>
      <table:table table:style-name="Table129">
        <table:table-columns>
          <table:table-column table:style-name="TableColumn130"/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p text:style-name="P135">Problema</text:p>
          </table:table-cell>
          <table:table-cell table:style-name="TableCell136">
            <text:p text:style-name="P137">Estado</text:p>
          </table:table-cell>
          <table:table-cell table:style-name="TableCell138">
            <text:p text:style-name="P139">Descrição</text:p>
          </table:table-cell>
        </table:table-row>
        <table:table-row table:style-name="TableRow140">
          <table:table-cell table:style-name="TableCell141">
            <text:p text:style-name="P142">Sistema vunerável</text:p>
          </table:table-cell>
          <table:table-cell table:style-name="TableCell143">
            <text:p text:style-name="P144">Solucionado</text:p>
          </table:table-cell>
          <table:table-cell table:style-name="TableCell145">
            <text:p text:style-name="P146">Sistema de prevenção contra ataques é falho</text:p>
          </table:table-cell>
        </table:table-row>
      </table:table>
      <text:p text:style-name="Normal"/>
      <text:p text:style-name="Standard"/>
      <text:h text:style-name="Título1" text:outline-level="1">5. <text:s/>Critérios de Avaliação</text:h>
      <text:h text:style-name="Título2" text:outline-level="2">97%<text:s/>dos testes do sistema <text:s/>passaram</text:h>
      <text:h text:style-name="Título2" text:outline-level="2">Implementação finalizada no tempo previsto.</text:h>
      <text:h text:style-name="Título2" text:outline-level="2">Resposta favorável a DEMO apresentada.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MS Mincho" svg:font-family="MS Mincho" style:font-family-generic="modern" style:font-pitch="fixed" svg:panose-1="2 2 6 9 4 2 5 8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complex="Arial" fo:font-weight="bold" style:font-weight-asian="bold" fo:font-size="12pt" style:font-size-asian="12pt" fo:hyphenate="false"/>
    </style:style>
    <style:style style:name="Título2" style:display-name="Título 2" style:family="paragraph" style:parent-style-name="Título1" style:next-style-name="Standard" style:default-outline-level="2">
      <style:text-properties fo:font-size="10pt" style:font-size-asian="10pt" fo:hyphenate="false"/>
    </style:style>
    <style:style style:name="Título3" style:display-name="Título 3" style:family="paragraph" style:parent-style-name="Título1" style:next-style-name="Standard" style:default-outline-level="3">
      <style:text-properties fo:font-weight="normal" style:font-weight-asian="normal" fo:font-style="italic" style:font-style-asian="italic" fo:font-size="10pt" style:font-size-asian="10pt" fo:hyphenate="false"/>
    </style:style>
    <style:style style:name="Título4" style:display-name="Título 4" style:family="paragraph" style:parent-style-name="Título1" style:next-style-name="Standard" style:default-outline-level="4">
      <style:text-properties fo:font-weight="normal" style:font-weight-asian="normal" fo:font-size="10pt" style:font-size-asian="10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size="11pt" style:font-size-asian="11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WW_CharLFO1LVL2" style:family="text">
      <style:text-properties style:font-name-complex="Symbol"/>
    </style: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style:line-height-at-least="0.1666in"/>
      <style:text-properties style:font-name-asian="Times New Roman" style:font-name-complex="Times New Roman" fo:font-size="10pt" style:font-size-asian="10pt" style:font-size-complex="10pt" fo:language="en" fo:country="US" style:language-complex="ar" style:country-complex="SA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hyphenate="false"/>
    </style:style>
    <style:style style:name="Lista" style:display-name="Lista" style:family="paragraph" style:parent-style-name="Textbody">
      <style:text-properties style:font-name-complex="Arial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Subtítulo" style:display-name="Subtítulo" style:family="paragraph" style:parent-style-name="Standard" style:next-style-name="Textbody">
      <style:paragraph-properties fo:text-align="center" fo:margin-bottom="0.0416in"/>
      <style:text-properties style:font-name="Arial" style:font-name-complex="Arial" fo:font-style="italic" style:font-style-asian="italic" fo:font-size="18pt" style:font-size-asian="18pt" fo:language="en" fo:country="AU" fo:hyphenate="false"/>
    </style:style>
    <style:style style:name="Recuonormal" style:display-name="Recuo normal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3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6in">
        <style:tab-stops>
          <style:tab-stop style:type="left" style:position="1in"/>
          <style:tab-stop style:type="right" style:position="6.5in"/>
        </style:tab-stops>
      </style:paragraph-properties>
      <style:text-properties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ullet1" style:display-name="Bullet1" style:family="paragraph" style:parent-style-name="Standard" style:list-style-name="WW8StyleNum">
      <style:text-properties fo:hyphenate="false"/>
    </style:style>
    <style:style style:name="Bullet2" style:display-name="Bullet2" style:family="paragraph" style:parent-style-name="Standard" style:list-style-name="WW8StyleNum1">
      <style:text-properties fo:color="#000080"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MapadoDocumento" style:display-name="Mapa do Documento" style:family="paragraph" style:parent-style-name="Standard">
      <style:paragraph-properties fo:background-color="#000080"/>
      <style:text-properties style:font-name="Tahoma" style:font-name-complex="Tahoma"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complex="Helvetica" fo:font-size="8pt" style:font-size-asian="8pt"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style:font-name-complex="Arial" fo:font-weight="bold" style:font-weight-asian="bold" fo:font-size="16pt" style:font-size-asian="16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Corpodetexto2" style:display-name="Corpo de texto 2" style:family="paragraph" style:parent-style-name="Standard">
      <style:text-properties fo:font-style="italic" style:font-style-asian="italic" fo:color="#0000FF" fo:hyphenate="false"/>
    </style:style>
    <style:style style:name="Textbodyindent" style:display-name="Text body indent" style:family="paragraph" style:parent-style-name="Standard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Standard">
      <style:paragraph-properties fo:widows="2" fo:orphans="2" fo:text-align="justify" fo:margin-top="0.0833in" fo:line-height="100%"/>
      <style:text-properties style:font-name="Book Antiqua" style:font-name-complex="Book Antiqua" fo:hyphenate="false"/>
    </style:style>
    <style:style style:name="Bullet" style:display-name="Bullet" style:family="paragraph" style:parent-style-name="Standard">
      <style:paragraph-properties fo:widows="2" fo:orphans="2" fo:text-align="justify" fo:margin-top="0.0833in" fo:line-height="100%" fo:margin-left="0.5in" fo:margin-right="0.25in">
        <style:tab-stops>
          <style:tab-stop style:type="left" style:position="0.5in"/>
        </style:tab-stops>
      </style:paragraph-properties>
      <style:text-properties style:font-name="Book Antiqua" style:font-name-complex="Book Antiqua" fo:hyphenate="false"/>
    </style:style>
    <style:style style:name="InfoBlue" style:display-name="InfoBlue" style:family="paragraph" style:parent-style-name="Standard" style:next-style-name="Textbody">
      <style:paragraph-properties fo:margin-bottom="0.0833in"/>
      <style:text-properties style:font-name="Times" style:font-name-complex="Times" text:display="none" fo:color="#0000FF" fo:hyphenate="false"/>
    </style:style>
    <style:style style:name="infoblue0" style:display-name="infoblue" style:family="paragraph" style:parent-style-name="Standard">
      <style:paragraph-properties fo:widows="2" fo:orphans="2" fo:margin-bottom="0.0833in" fo:margin-left="0.5in">
        <style:tab-stops/>
      </style:paragraph-properties>
      <style:text-properties fo:font-style="italic" style:font-style-asian="italic" style:font-style-complex="italic" fo:color="#0000FF"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CommentText" style:display-name="Comment Text" style:family="paragraph" style:parent-style-name="Standard">
      <style:text-properties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InfoBluelistitem" style:display-name="InfoBlue list item" style:family="paragraph" style:parent-style-name="InfoBlue">
      <style:paragraph-properties fo:margin-left="0.5in">
        <style:tab-stops/>
      </style:paragraph-properties>
      <style:text-properties text:display="true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complex="Symbol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3z0" style:display-name="WW8Num3z0" style:family="text">
      <style:text-properties style:font-name="Symbol" style:font-name-complex="Symbol"/>
    </style:style>
    <style:style style:name="WW8Num4z0" style:display-name="WW8Num4z0" style:family="text">
      <style:text-properties style:font-name="Symbol" style:font-name-complex="Symbol"/>
    </style:style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>
      <style:text-properties style:font-name="Symbol" style:font-name-complex="Symbol"/>
    </style:style>
    <style:style style:name="WW8Num7z0" style:display-name="WW8Num7z0" style:family="text">
      <style:text-properties style:font-name="Wingdings" style:font-name-complex="Wingdings"/>
    </style:style>
    <style:style style:name="WW8Num7z1" style:display-name="WW8Num7z1" style:family="text">
      <style:text-properties style:font-name="Courier New" style:font-name-complex="Courier New"/>
    </style:style>
    <style:style style:name="WW8Num7z3" style:display-name="WW8Num7z3" style:family="text">
      <style:text-properties style:font-name="Symbol" style:font-name-complex="Symbol"/>
    </style:style>
    <style:style style:name="WW8Num8z0" style:display-name="WW8Num8z0" style:family="text">
      <style:text-properties style:font-name="Symbol" style:font-name-complex="Symbol"/>
    </style:style>
    <style:style style:name="WW8Num9z0" style:display-name="WW8Num9z0" style:family="text"/>
    <style:style style:name="WW8Num9z1" style:display-name="WW8Num9z1" style:family="text"/>
    <style:style style:name="WW8Num9z2" style:display-name="WW8Num9z2" style:family="text"/>
    <style:style style:name="WW8Num9z3" style:display-name="WW8Num9z3" style:family="text"/>
    <style:style style:name="WW8Num9z4" style:display-name="WW8Num9z4" style:family="text"/>
    <style:style style:name="WW8Num9z5" style:display-name="WW8Num9z5" style:family="text"/>
    <style:style style:name="WW8Num9z6" style:display-name="WW8Num9z6" style:family="text"/>
    <style:style style:name="WW8Num9z7" style:display-name="WW8Num9z7" style:family="text"/>
    <style:style style:name="WW8Num9z8" style:display-name="WW8Num9z8" style:family="text"/>
    <style:style style:name="WW8Num10z0" style:display-name="WW8Num10z0" style:family="text">
      <style:text-properties style:font-name="Symbol" style:font-name-complex="Symbol"/>
    </style:style>
    <style:style style:name="WW8Num11z0" style:display-name="WW8Num11z0" style:family="text">
      <style:text-properties style:font-name="Symbol" style:font-name-complex="Symbol"/>
    </style:style>
    <style:style style:name="WW8Num12z0" style:display-name="WW8Num12z0" style:family="text">
      <style:text-properties style:font-name="Symbol" style:font-name-complex="Symbol"/>
    </style:style>
    <style:style style:name="WW8Num13z0" style:display-name="WW8Num13z0" style:family="text">
      <style:text-properties style:font-name="Symbol" style:font-name-complex="Symbol"/>
    </style:style>
    <style:style style:name="WW8Num14z0" style:display-name="WW8Num14z0" style:family="text">
      <style:text-properties style:font-name="Symbol" style:font-name-complex="Symbol"/>
    </style:style>
    <style:style style:name="WW8Num15z0" style:display-name="WW8Num15z0" style:family="text"/>
    <style:style style:name="WW8Num15z1" style:display-name="WW8Num15z1" style:family="text"/>
    <style:style style:name="WW8Num15z2" style:display-name="WW8Num15z2" style:family="text"/>
    <style:style style:name="WW8Num15z3" style:display-name="WW8Num15z3" style:family="text"/>
    <style:style style:name="WW8Num15z4" style:display-name="WW8Num15z4" style:family="text"/>
    <style:style style:name="WW8Num15z5" style:display-name="WW8Num15z5" style:family="text"/>
    <style:style style:name="WW8Num15z6" style:display-name="WW8Num15z6" style:family="text"/>
    <style:style style:name="WW8Num15z7" style:display-name="WW8Num15z7" style:family="text"/>
    <style:style style:name="WW8Num15z8" style:display-name="WW8Num15z8" style:family="text"/>
    <style:style style:name="WW8Num16z0" style:display-name="WW8Num16z0" style:family="text">
      <style:text-properties style:font-name="Symbol" style:font-name-complex="Symbol"/>
    </style:style>
    <style:style style:name="WW8Num17z0" style:display-name="WW8Num17z0" style:family="text">
      <style:text-properties style:font-name="Symbol" style:font-name-complex="Symbol"/>
    </style:style>
    <style:style style:name="WW8Num17z1" style:display-name="WW8Num17z1" style:family="text">
      <style:text-properties style:font-name="Courier New" style:font-name-complex="Courier New"/>
    </style:style>
    <style:style style:name="WW8Num17z2" style:display-name="WW8Num17z2" style:family="text">
      <style:text-properties style:font-name="Wingdings" style:font-name-complex="Wingdings"/>
    </style:style>
    <style:style style:name="WW8Num18z0" style:display-name="WW8Num18z0" style:family="text">
      <style:text-properties style:font-name="Symbol" style:font-name-complex="Symbol"/>
    </style:style>
    <style:style style:name="WW8Num18z1" style:display-name="WW8Num18z1" style:family="text">
      <style:text-properties style:font-name="Courier New" style:font-name-complex="Courier New"/>
    </style:style>
    <style:style style:name="WW8Num18z2" style:display-name="WW8Num18z2" style:family="text">
      <style:text-properties style:font-name="Wingdings" style:font-name-complex="Wingdings"/>
    </style:style>
    <style:style style:name="WW8Num19z0" style:display-name="WW8Num19z0" style:family="text">
      <style:text-properties style:font-name="Symbol" style:font-name-complex="Symbol"/>
    </style:style>
    <style:style style:name="WW8Num19z1" style:display-name="WW8Num19z1" style:family="text">
      <style:text-properties style:font-name="Courier New" style:font-name-complex="Courier New"/>
    </style:style>
    <style:style style:name="WW8Num19z2" style:display-name="WW8Num19z2" style:family="text">
      <style:text-properties style:font-name="Wingdings" style:font-name-complex="Wingdings"/>
    </style:style>
    <style:style style:name="WW8Num20z0" style:display-name="WW8Num20z0" style:family="text">
      <style:text-properties style:font-name="Symbol" style:font-name-complex="Symbol"/>
    </style:style>
    <style:style style:name="WW8Num21z0" style:display-name="WW8Num21z0" style:family="text">
      <style:text-properties style:font-name="Symbol" style:font-name-complex="Symbol"/>
    </style:style>
    <style:style style:name="WW8Num21z1" style:display-name="WW8Num21z1" style:family="text">
      <style:text-properties style:font-name="Courier New" style:font-name-complex="Courier New"/>
    </style:style>
    <style:style style:name="WW8Num21z2" style:display-name="WW8Num21z2" style:family="text">
      <style:text-properties style:font-name="Wingdings" style:font-name-complex="Wingdings"/>
    </style:style>
    <style:style style:name="WW8Num22z0" style:display-name="WW8Num22z0" style:family="text">
      <style:text-properties style:font-name="Symbol" style:font-name-complex="Symbol"/>
    </style:style>
    <style:style style:name="WW8Num23z0" style:display-name="WW8Num23z0" style:family="text">
      <style:text-properties style:font-name="Wingdings" style:font-name-complex="Wingdings"/>
    </style:style>
    <style:style style:name="WW8Num23z1" style:display-name="WW8Num23z1" style:family="text">
      <style:text-properties style:font-name="Courier New" style:font-name-complex="Courier New"/>
    </style:style>
    <style:style style:name="WW8Num23z3" style:display-name="WW8Num23z3" style:family="text">
      <style:text-properties style:font-name="Symbol" style:font-name-complex="Symbol"/>
    </style:style>
    <style:style style:name="WW8Num24z0" style:display-name="WW8Num24z0" style:family="text">
      <style:text-properties style:font-name="Symbol" style:font-name-complex="Symbol"/>
    </style:style>
    <style:style style:name="WW8Num25z0" style:display-name="WW8Num25z0" style:family="text">
      <style:text-properties style:font-name="Symbol" style:font-name-complex="Symbol"/>
    </style:style>
    <style:style style:name="WW8Num25z1" style:display-name="WW8Num25z1" style:family="text">
      <style:text-properties style:font-name="Courier New" style:font-name-complex="Courier New"/>
    </style:style>
    <style:style style:name="WW8Num25z2" style:display-name="WW8Num25z2" style:family="text">
      <style:text-properties style:font-name="Wingdings" style:font-name-complex="Wingdings"/>
    </style:style>
    <style:style style:name="WW8Num26z0" style:display-name="WW8Num26z0" style:family="text"/>
    <style:style style:name="WW8Num26z1" style:display-name="WW8Num26z1" style:family="text"/>
    <style:style style:name="WW8Num26z2" style:display-name="WW8Num26z2" style:family="text"/>
    <style:style style:name="WW8Num26z3" style:display-name="WW8Num26z3" style:family="text"/>
    <style:style style:name="WW8Num26z4" style:display-name="WW8Num26z4" style:family="text"/>
    <style:style style:name="WW8Num26z5" style:display-name="WW8Num26z5" style:family="text"/>
    <style:style style:name="WW8Num26z6" style:display-name="WW8Num26z6" style:family="text"/>
    <style:style style:name="WW8Num26z7" style:display-name="WW8Num26z7" style:family="text"/>
    <style:style style:name="WW8Num26z8" style:display-name="WW8Num26z8" style:family="text"/>
    <style:style style:name="WW8Num27z0" style:display-name="WW8Num27z0" style:family="text">
      <style:text-properties style:font-name="Symbol" style:font-name-complex="Symbol" fo:color="#0000FF"/>
    </style:style>
    <style:style style:name="WW8Num27z1" style:display-name="WW8Num27z1" style:family="text">
      <style:text-properties style:font-name="Courier New" style:font-name-complex="Courier New"/>
    </style:style>
    <style:style style:name="WW8Num27z2" style:display-name="WW8Num27z2" style:family="text">
      <style:text-properties style:font-name="Wingdings" style:font-name-complex="Wingdings"/>
    </style:style>
    <style:style style:name="WW8Num28z0" style:display-name="WW8Num28z0" style:family="text">
      <style:text-properties style:font-name="Symbol" style:font-name-complex="Symbol"/>
    </style:style>
    <style:style style:name="WW8Num29z0" style:display-name="WW8Num29z0" style:family="text">
      <style:text-properties style:font-name="Symbol" style:font-name-complex="Symbol"/>
    </style:style>
    <style:style style:name="WW8Num30z0" style:display-name="WW8Num30z0" style:family="text">
      <style:text-properties style:font-name="Symbol" style:font-name-complex="Symbol"/>
    </style:style>
    <style:style style:name="WW8Num31z0" style:display-name="WW8Num31z0" style:family="text">
      <style:text-properties style:font-name="Symbol" style:font-name-complex="Symbol"/>
    </style:style>
    <style:style style:name="WW8Num32z0" style:display-name="WW8Num32z0" style:family="text">
      <style:text-properties style:font-name="Symbol" style:font-name-complex="Symbol"/>
    </style:style>
    <style:style style:name="WW8NumSt2z0" style:display-name="WW8NumSt2z0" style:family="text">
      <style:text-properties style:font-name="Symbol" style:font-name-complex="Symbol"/>
    </style:style>
    <style:style style:name="WW8NumSt7z0" style:display-name="WW8NumSt7z0" style:family="text">
      <style:text-properties style:font-name="Symbol" style:font-name-complex="Symbol"/>
    </style:style>
    <style:style style:name="Númerodepágina" style:display-name="Número de página" style:family="text" style:parent-style-name="Fonteparág.padrão"/>
    <style:style style:name="FootnoteSymbol" style:display-name="Footnote Symbol" style:family="text" style:parent-style-name="Fonteparág.padrão">
      <style:text-properties style:text-position="super 65%" fo:font-size="10pt" style:font-size-asian="10pt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CommentReference" style:display-name="Comment Reference" style:family="text" style:parent-style-name="Fonteparág.padrão">
      <style:text-properties fo:font-size="8pt" style:font-size-asian="8pt" style:font-size-complex="8pt"/>
    </style:style>
    <text:list-style style:name="Outline" style:display-name="Outline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text:list-style style:name="WW8Num1" style:display-name="WW8Num1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pre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Symbol" style:font-name-complex="Symbol"/>
    </style:style>
    <text:list-style style:name="WW8Num3" style:display-name="WW8Num3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8LVL1" style:family="text">
      <style:text-properties style:font-name="Symbol" style:font-name-complex="Symbol"/>
    </style:style>
    <text:list-style style:name="WW8Num6" style:display-name="WW8Num6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9LVL1" style:family="text">
      <style:text-properties style:font-name="Wingdings" style:font-name-complex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9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text:list-style style:name="WW8Num8" style:display-name="WW8Num8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2LVL1" style:family="text">
      <style:text-properties style:font-name="Symbol" style:font-name-complex="Symbol"/>
    </style:style>
    <text:list-style style:name="WW8Num10" style:display-name="WW8Num10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3LVL1" style:family="text">
      <style:text-properties style:font-name="Symbol" style:font-name-complex="Symbol"/>
    </style:style>
    <text:list-style style:name="WW8Num11" style:display-name="WW8Num11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4LVL1" style:family="text">
      <style:text-properties style:font-name="Symbol" style:font-name-complex="Symbol"/>
    </style:style>
    <text:list-style style:name="WW8Num12" style:display-name="WW8Num12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5LVL1" style:family="text">
      <style:text-properties style:font-name="Symbol" style:font-name-complex="Symbol"/>
    </style:style>
    <text:list-style style:name="WW8Num13" style:display-name="WW8Num13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6LVL1" style:family="text">
      <style:text-properties style:font-name="Symbol" style:font-name-complex="Symbol"/>
    </style:style>
    <text:list-style style:name="WW8Num14" style:display-name="WW8Num14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5" style:display-name="WW8Num15">
      <text:list-level-style-number text:level="1" style:num-suffix=".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8LVL1" style:family="text">
      <style:text-properties style:font-name="Symbol" style:font-name-complex="Symbol"/>
    </style:style>
    <text:list-style style:name="WW8Num16" style:display-name="WW8Num16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9LVL1" style:family="text">
      <style:text-properties style:font-name="Symbol" style:font-name-complex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 style:font-name-complex="Wingdings"/>
    </style:style>
    <style:style style:name="WW_CharLFO19LVL4" style:family="text">
      <style:text-properties style:font-name="Symbol" style:font-name-complex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 style:font-name-complex="Wingdings"/>
    </style:style>
    <style:style style:name="WW_CharLFO19LVL7" style:family="text">
      <style:text-properties style:font-name="Symbol" style:font-name-complex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 style:font-name-complex="Wingdings"/>
    </style:style>
    <text:list-style style:name="WW8Num17" style:display-name="WW8Num17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0LVL1" style:family="text">
      <style:text-properties style:font-name="Symbol" style:font-name-complex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 style:font-name-complex="Wingdings"/>
    </style:style>
    <style:style style:name="WW_CharLFO20LVL4" style:family="text">
      <style:text-properties style:font-name="Symbol" style:font-name-complex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 style:font-name-complex="Wingdings"/>
    </style:style>
    <style:style style:name="WW_CharLFO20LVL7" style:family="text">
      <style:text-properties style:font-name="Symbol" style:font-name-complex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 style:font-name-complex="Wingdings"/>
    </style:style>
    <text:list-style style:name="WW8Num18" style:display-name="WW8Num18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1LVL1" style:family="text">
      <style:text-properties style:font-name="Symbol" style:font-name-complex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 style:font-name-complex="Wingdings"/>
    </style:style>
    <style:style style:name="WW_CharLFO21LVL4" style:family="text">
      <style:text-properties style:font-name="Symbol" style:font-name-complex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 style:font-name-complex="Wingdings"/>
    </style:style>
    <style:style style:name="WW_CharLFO21LVL7" style:family="text">
      <style:text-properties style:font-name="Symbol" style:font-name-complex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 style:font-name-complex="Wingdings"/>
    </style:style>
    <text:list-style style:name="WW8Num19" style:display-name="WW8Num19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2LVL1" style:family="text">
      <style:text-properties style:font-name="Symbol" style:font-name-complex="Symbol"/>
    </style:style>
    <text:list-style style:name="WW8Num20" style:display-name="WW8Num20">
      <text:list-level-style-bullet text:level="1" text:style-name="WW_CharLFO2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3LVL1" style:family="text">
      <style:text-properties style:font-name="Symbol" style:font-name-complex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 style:font-name-complex="Wingdings"/>
    </style:style>
    <style:style style:name="WW_CharLFO23LVL4" style:family="text">
      <style:text-properties style:font-name="Symbol" style:font-name-complex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 style:font-name-complex="Wingdings"/>
    </style:style>
    <style:style style:name="WW_CharLFO23LVL7" style:family="text">
      <style:text-properties style:font-name="Symbol" style:font-name-complex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 style:font-name-complex="Wingdings"/>
    </style:style>
    <text:list-style style:name="WW8Num21" style:display-name="WW8Num21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4LVL1" style:family="text">
      <style:text-properties style:font-name="Symbol" style:font-name-complex="Symbol"/>
    </style:style>
    <text:list-style style:name="WW8Num22" style:display-name="WW8Num22">
      <text:list-level-style-bullet text:level="1" text:style-name="WW_CharLFO2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5LVL1" style:family="text">
      <style:text-properties style:font-name="Wingdings" style:font-name-complex="Wingdings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 style:font-name-complex="Wingdings"/>
    </style:style>
    <style:style style:name="WW_CharLFO25LVL4" style:family="text">
      <style:text-properties style:font-name="Symbol" style:font-name-complex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 style:font-name-complex="Wingdings"/>
    </style:style>
    <style:style style:name="WW_CharLFO25LVL7" style:family="text">
      <style:text-properties style:font-name="Symbol" style:font-name-complex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 style:font-name-complex="Wingdings"/>
    </style:style>
    <text:list-style style:name="WW8Num23" style:display-name="WW8Num23">
      <text:list-level-style-bullet text:level="1" text:style-name="WW_CharLFO25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26LVL1" style:family="text">
      <style:text-properties style:font-name="Symbol" style:font-name-complex="Symbol"/>
    </style:style>
    <text:list-style style:name="WW8Num24" style:display-name="WW8Num24">
      <text:list-level-style-bullet text:level="1" text:style-name="WW_CharLFO2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7LVL1" style:family="text">
      <style:text-properties style:font-name="Symbol" style:font-name-complex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 style:font-name-complex="Wingdings"/>
    </style:style>
    <style:style style:name="WW_CharLFO27LVL4" style:family="text">
      <style:text-properties style:font-name="Symbol" style:font-name-complex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 style:font-name-complex="Wingdings"/>
    </style:style>
    <style:style style:name="WW_CharLFO27LVL7" style:family="text">
      <style:text-properties style:font-name="Symbol" style:font-name-complex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 style:font-name-complex="Wingdings"/>
    </style:style>
    <text:list-style style:name="WW8Num25" style:display-name="WW8Num25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26" style:display-name="WW8Num26">
      <text:list-level-style-number text:level="1" style:num-suffix=".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9LVL1" style:family="text">
      <style:text-properties style:font-name="Symbol" style:font-name-complex="Symbol" fo:color="#0000FF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 style:font-name-complex="Wingdings"/>
    </style:style>
    <style:style style:name="WW_CharLFO29LVL4" style:family="text">
      <style:text-properties style:font-name="Symbol" style:font-name-complex="Symbol" fo:color="#0000FF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 style:font-name-complex="Wingdings"/>
    </style:style>
    <style:style style:name="WW_CharLFO29LVL7" style:family="text">
      <style:text-properties style:font-name="Symbol" style:font-name-complex="Symbol" fo:color="#0000FF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 style:font-name-complex="Wingdings"/>
    </style:style>
    <text:list-style style:name="WW8Num27" style:display-name="WW8Num27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0LVL1" style:family="text">
      <style:text-properties style:font-name="Symbol" style:font-name-complex="Symbol"/>
    </style:style>
    <text:list-style style:name="WW8Num28" style:display-name="WW8Num28">
      <text:list-level-style-bullet text:level="1" text:style-name="WW_CharLFO3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1LVL1" style:family="text">
      <style:text-properties style:font-name="Symbol" style:font-name-complex="Symbol"/>
    </style:style>
    <text:list-style style:name="WW8Num29" style:display-name="WW8Num29">
      <text:list-level-style-bullet text:level="1" text:style-name="WW_CharLFO3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2LVL1" style:family="text">
      <style:text-properties style:font-name="Symbol" style:font-name-complex="Symbol"/>
    </style:style>
    <text:list-style style:name="WW8Num30" style:display-name="WW8Num30">
      <text:list-level-style-bullet text:level="1" text:style-name="WW_CharLFO3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3LVL1" style:family="text">
      <style:text-properties style:font-name="Symbol" style:font-name-complex="Symbol"/>
    </style:style>
    <text:list-style style:name="WW8Num31" style:display-name="WW8Num31">
      <text:list-level-style-bullet text:level="1" text:style-name="WW_CharLFO3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4LVL1" style:family="text">
      <style:text-properties style:font-name="Symbol" style:font-name-complex="Symbol"/>
    </style:style>
    <text:list-style style:name="WW8Num32" style:display-name="WW8Num32">
      <text:list-level-style-bullet text:level="1" text:style-name="WW_CharLFO3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StyleNum" style:display-name="WW8StyleNum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StyleNum1" style:display-name="WW8StyleNum1">
      <text:list-level-style-number text:level="1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2" style:family="text">
      <style:text-properties style:font-name-complex="Symbol"/>
    </style:style>
    <text:outline-style style:name="WW_OutlineListStyle_1">
      <text:outline-level-style text:level="1" style:num-format=""/>
      <text:outline-level-style text:level="2" text:style-name="WW_CharOUTLINELVL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4.4298in" style:use-optimal-column-width="false"/>
    </style:style>
    <style:style style:name="TableColumn4" style:family="table-column">
      <style:table-column-properties style:column-width="2.218in" style:use-optimal-column-width="false"/>
    </style:style>
    <style:style style:name="Table2" style:family="table">
      <style:table-properties style:width="6.6479in" fo:margin-left="-0.079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" style:parent-style-name="Cabeçalho" style:family="paragraph">
      <style:paragraph-properties>
        <style:tab-stops/>
      </style:paragraph-properties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4" style:family="table-column">
      <style:table-column-properties style:column-width="2.1958in" style:use-optimal-column-width="false"/>
    </style:style>
    <style:style style:name="TableColumn15" style:family="table-column">
      <style:table-column-properties style:column-width="2.1958in" style:use-optimal-column-width="false"/>
    </style:style>
    <style:style style:name="TableColumn16" style:family="table-column">
      <style:table-column-properties style:column-width="2.1958in" style:use-optimal-column-width="false"/>
    </style:style>
    <style:style style:name="Table13" style:family="table">
      <style:table-properties style:width="6.5875in" fo:margin-left="-0.075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right="0.25in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text-align="center"/>
    </style:style>
    <style:style style:name="T22" style:parent-style-name="Fonteparág.padrão" style:family="text">
      <style:text-properties style:font-name="Symbol"/>
    </style:style>
    <style:style style:name="T23" style:parent-style-name="Fonteparág.padrão" style:family="text">
      <style:text-properties style:font-name="Symbol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end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Laronline</text:p>
            </table:table-cell>
            <table:table-cell table:style-name="TableCell8">
              <text:p text:style-name="P9"/>
            </table:table-cell>
          </table:table-row>
          <table:table-row table:style-name="TableRow10">
            <table:table-cell table:style-name="TableCell11">
              <text:p text:style-name="Standard">Plano de Iteração</text:p>
            </table:table-cell>
            <table:table-cell table:style-name="TableCell12">
              <text:p text:style-name="Standard"><text:s text:c="2"/>Data: 30/05/2023</text:p>
            </table:table-cell>
          </table:table-row>
        </table:table>
        <text:p text:style-name="Cabeçalho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>Confidential</text:p>
            </table:table-cell>
            <table:table-cell table:style-name="TableCell20">
              <text:p text:style-name="P21"><text:span text:style-name="T22"> <text:s/></text:span>Laronline,<text:span text:style-name="T23"><text:s/></text:span><text:s/>2023</text:p>
            </table:table-cell>
            <table:table-cell table:style-name="TableCell24">
              <text:p text:style-name="P25">Page<text:s/><text:span text:style-name="Númerodepágina"><text:page-number text:fixed="false">1</text:page-number></text:span><text:span text:style-name="Númerodepágina"><text:s/>of<text:s/></text:span><text:span text:style-name="Númerodepágina"><text:page-count style:num-format="1">2</text:page-count></text:span></text:p>
            </table:table-cell>
          </table:table-row>
        </table:table>
        <text:p text:style-name="Rodapé"/>
      </style:footer>
    </style:master-page>
    <style:master-page style:name="MP1" style:page-layout-name="PL1">
      <style:header>
        <text:p text:style-name="Cabeçalho"/>
      </style:header>
      <style:footer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Iteration Plan</dc:title>
    <dc:subject>&lt;Project Name&gt;</dc:subject>
    <dc:creator>Gabriel Kenji Andrade Mizuno</dc:creator>
    <meta:creation-date>2023-06-30T21:32:00Z</meta:creation-date>
    <dc:date>2023-06-30T21:32:00Z</dc:date>
    <meta:template xlink:href="Normal.dotm" xlink:type="simple"/>
    <meta:editing-cycles>4</meta:editing-cycles>
    <meta:editing-duration>PT0S</meta:editing-duration>
    <meta:document-statistic meta:page-count="1" meta:paragraph-count="2" meta:word-count="160" meta:character-count="1023" meta:row-count="7" meta:non-whitespace-character-count="865"/>
  </office:meta>
</office:document-meta>
</file>